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Cost Proposal: 1. Website Design and Development: ,000 2. Monthly Retainer: ,500 per month from July 2025 to December 2025 3. SEO Optimization: ,000 4. Content Creation: ,500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8-23T17:39:13Z</meta:creation-date>
    <dc:date>2025-08-23T17:39:13Z</dc:date>
  </office:meta>
</office:document-meta>
</file>